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Hindi" svg:font-family="'Lohit Hindi', Monospace"/>
    <style:font-face style:name="宋体" svg:font-family="宋体, 'Droid Sans Fallback'"/>
    <style:font-face style:name="Arial" svg:font-family="Arial, 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8.371cm" fo:margin-left="0.106cm" fo:margin-right="8.024cm" table:align="margins" style:writing-mode="lr-tb"/>
    </style:style>
    <style:style style:name="Таблица1.A" style:family="table-column">
      <style:table-column-properties style:column-width="0.208cm" style:rel-column-width="118*"/>
    </style:style>
    <style:style style:name="Таблица1.B" style:family="table-column">
      <style:table-column-properties style:column-width="0.203cm" style:rel-column-width="115*"/>
    </style:style>
    <style:style style:name="Таблица1.E" style:family="table-column">
      <style:table-column-properties style:column-width="0.201cm" style:rel-column-width="114*"/>
    </style:style>
    <style:style style:name="Таблица1.G" style:family="table-column">
      <style:table-column-properties style:column-width="0.199cm" style:rel-column-width="113*"/>
    </style:style>
    <style:style style:name="Таблица1.b" style:family="table-column">
      <style:table-column-properties style:column-width="0.198cm" style:rel-column-width="112*"/>
    </style:style>
    <style:style style:name="Таблица1.p" style:family="table-column">
      <style:table-column-properties style:column-width="0.182cm" style:rel-column-width="10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97cm" fo:border="0.05pt solid #000000"/>
    </style:style>
    <style:style style:name="P1" style:family="paragraph" style:parent-style-name="Heading_20_1" style:master-page-name="Standard">
      <style:paragraph-properties fo:margin-top="0.423cm" fo:margin-bottom="0cm" style:contextual-spacing="false" style:page-number="auto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3" style:family="paragraph" style:parent-style-name="Standard">
      <style:text-properties fo:font-size="14pt" fo:font-style="italic" fo:font-weight="bold" style:font-size-asian="14pt" style:font-style-asian="italic" style:font-weight-asian="bold"/>
    </style:style>
    <style:style style:name="P4" style:family="paragraph" style:parent-style-name="Standard">
      <style:text-properties style:font-name-asian="Times New Roman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officeooo:rsid="00069f4f" officeooo:paragraph-rsid="00069f4f"/>
    </style:style>
    <style:style style:name="P7" style:family="paragraph" style:parent-style-name="Standard">
      <style:text-properties officeooo:paragraph-rsid="00069f4f"/>
    </style:style>
    <style:style style:name="P8" style:family="paragraph" style:parent-style-name="Standard">
      <style:text-properties officeooo:rsid="00076a57" officeooo:paragraph-rsid="00076a57"/>
    </style:style>
    <style:style style:name="P9" style:family="paragraph" style:parent-style-name="Standard">
      <style:text-properties officeooo:rsid="000780b9" officeooo:paragraph-rsid="000780b9"/>
    </style:style>
    <style:style style:name="P10" style:family="paragraph" style:parent-style-name="Standard">
      <style:text-properties officeooo:rsid="000925ee" officeooo:paragraph-rsid="000925ee"/>
    </style:style>
    <style:style style:name="P11" style:family="paragraph" style:parent-style-name="Standard">
      <style:text-properties fo:font-weight="bold" officeooo:rsid="0011e491" officeooo:paragraph-rsid="0011e491" style:font-weight-asian="bold" style:font-weight-complex="bold"/>
    </style:style>
    <style:style style:name="P12" style:family="paragraph" style:parent-style-name="Standard">
      <style:text-properties officeooo:rsid="00092ffc" officeooo:paragraph-rsid="00092ffc"/>
    </style:style>
    <style:style style:name="P13" style:family="paragraph" style:parent-style-name="Standard">
      <style:text-properties officeooo:rsid="000aa804" officeooo:paragraph-rsid="000aa804"/>
    </style:style>
    <style:style style:name="P14" style:family="paragraph" style:parent-style-name="Standard">
      <style:text-properties officeooo:rsid="000c0c85" officeooo:paragraph-rsid="000c0c85"/>
    </style:style>
    <style:style style:name="P15" style:family="paragraph" style:parent-style-name="Standard">
      <style:text-properties officeooo:rsid="000e008a" officeooo:paragraph-rsid="000e008a"/>
    </style:style>
    <style:style style:name="P16" style:family="paragraph" style:parent-style-name="Standard">
      <style:text-properties officeooo:rsid="000ef4ed" officeooo:paragraph-rsid="000ef4ed"/>
    </style:style>
    <style:style style:name="P17" style:family="paragraph" style:parent-style-name="Standard">
      <style:text-properties officeooo:rsid="000f1935" officeooo:paragraph-rsid="000f1935"/>
    </style:style>
    <style:style style:name="P18" style:family="paragraph" style:parent-style-name="Standard">
      <style:text-properties officeooo:rsid="00100c3b" officeooo:paragraph-rsid="00100c3b"/>
    </style:style>
    <style:style style:name="P19" style:family="paragraph" style:parent-style-name="Standard">
      <style:text-properties officeooo:rsid="001225f2" officeooo:paragraph-rsid="001225f2"/>
    </style:style>
    <style:style style:name="P20" style:family="paragraph" style:parent-style-name="Standard">
      <style:text-properties officeooo:rsid="001325c8" officeooo:paragraph-rsid="001325c8"/>
    </style:style>
    <style:style style:name="P21" style:family="paragraph" style:parent-style-name="Standard">
      <style:paragraph-properties fo:padding="0cm" fo:border-left="none" fo:border-right="none" fo:border-top="none" fo:border-bottom="0.99pt solid #000000"/>
    </style:style>
    <style:style style:name="P22" style:family="paragraph" style:parent-style-name="Standard">
      <style:paragraph-properties fo:break-before="page"/>
      <style:text-properties officeooo:rsid="000925ee" officeooo:paragraph-rsid="000925ee"/>
    </style:style>
    <style:style style:name="T1" style:family="text">
      <style:text-properties fo:language="en" fo:country="US"/>
    </style:style>
    <style:style style:name="T2" style:family="text">
      <style:text-properties style:font-name-asian="Times New Roman"/>
    </style:style>
    <style:style style:name="T3" style:family="text">
      <style:text-properties officeooo:rsid="00069f4f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0be643"/>
    </style:style>
    <style:style style:name="T6" style:family="text">
      <style:text-properties officeooo:rsid="000e008a"/>
    </style:style>
    <style:style style:name="T7" style:family="text">
      <style:text-properties officeooo:rsid="001225f2"/>
    </style:style>
    <style:style style:name="T8" style:family="text">
      <style:text-properties officeooo:rsid="001325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Инструментальные средства разработки программного обеспечения. </text:h>
      <text:p text:style-name="P2">Что изучает предмет:</text:p>
      <text:p text:style-name="Standard">- Компиляторы</text:p>
      <text:p text:style-name="Standard">- Редакторы</text:p>
      <text:p text:style-name="Standard">- Отладчики</text:p>
      <text:p text:style-name="Standard">- Справочное ПО</text:p>
      <text:p text:style-name="Standard">- Библиотеки</text:p>
      <text:p text:style-name="Standard">- Программы автоматического тестирования, библиотеки для тестирования</text:p>
      <text:p text:style-name="Standard">- Система управления версиями</text:p>
      <text:p text:style-name="Standard">- Генератор документации</text:p>
      <text:p text:style-name="Standard">- Программы подготовки <text:span text:style-name="T1">help</text:span>- файлов</text:p>
      <text:p text:style-name="Standard">- Интерпретатор</text:p>
      <text:p text:style-name="Standard">- Программы для проектирования:</text:p>
      <text:p text:style-name="Standard"><text:span text:style-name="T2"><text:s text:c="16"/></text:span>- БД</text:p>
      <text:p text:style-name="Standard"><text:span text:style-name="T2"><text:s text:c="16"/></text:span>- Подготовки диаграмм</text:p>
      <text:p text:style-name="Standard"><text:span text:style-name="T2"><text:s text:c="16"/></text:span>- Включая автоматизированную подготовку исходного кода</text:p>
      <text:p text:style-name="Standard">- Редакторы связей (линковщики)</text:p>
      <text:p text:style-name="Standard">- Программы автоматизированной сборки</text:p>
      <text:p text:style-name="Standard">- Профилировщики</text:p>
      <text:p text:style-name="Standard">- Графические редакторы</text:p>
      <text:p text:style-name="Standard">- Средства автоматического создания программ</text:p>
      <text:p text:style-name="Standard">- Интерактивные среды разработки</text:p>
      <text:p text:style-name="Standard">- Программы создания списка требований</text:p>
      <text:p text:style-name="Standard">- <text:span text:style-name="T1">Bag</text:span> <text:span text:style-name="T1">tracker</text:span> </text:p>
      <text:p text:style-name="Standard"/>
      <text:p text:style-name="Standard">Д/з: доклады. <text:span text:style-name="T1">Eclipse</text:span>. Захаров, Бижко, Кулаков.</text:p>
      <text:p text:style-name="P3">Тема:</text:p>
      <text:p text:style-name="P3">Компиляторы и интерпретаторы. Редакторы связей (линковщики), средства автоматической сборки.</text:p>
      <text:p text:style-name="Standard">Исходный код. </text:p>
      <text:p text:style-name="Standard"><text:span text:style-name="T2"><text:s text:c="7"/></text:span>Интерпритатор. -&gt; <text:s text:c="2"/>Объектный код -&gt; Редактирование связей (Линковка) с подключением библиотек -&gt; *.<text:span text:style-name="T1">exe</text:span></text:p>
      <text:p text:style-name="Standard">1.<text:span text:style-name="T1">cpp</text:span> <text:s text:c="6"/>-&gt; <text:s text:c="9"/>1.<text:span text:style-name="T1">obj</text:span> (1.<text:span text:style-name="T1">o</text:span>) -&gt; Линковка и подключение библиотек -&gt; <text:span text:style-name="T1">exe</text:span></text:p>
      <text:p text:style-name="Standard">2.<text:span text:style-name="T1">cpp</text:span> <text:s text:c="6"/>-&gt; <text:s text:c="9"/>1.<text:span text:style-name="T1">obj</text:span> (2.<text:span text:style-name="T1">o</text:span>) -&gt; Линковка и подключение библиотек -&gt; <text:span text:style-name="T1">exe</text:span></text:p>
      <text:p text:style-name="Standard">3.<text:span text:style-name="T1">cpp</text:span> <text:s text:c="6"/>-&gt; <text:s text:c="9"/>1.<text:span text:style-name="T1">obj</text:span> (3.<text:span text:style-name="T1">o</text:span>) -&gt; Линковка и подключение библиотек -&gt; <text:span text:style-name="T1">exe</text:span></text:p>
      <text:p text:style-name="Standard"/>
      <text:p text:style-name="Standard"><text:soft-page-break/>Средства автоматической сборки автоматически вызывают компиляторы, редакторы связей и так далее. </text:p>
      <text:p text:style-name="Standard">Практические: Компилятор (<text:span text:style-name="T1">GCC</text:span>), линковщик( <text:span text:style-name="T1">LD</text:span>), Средства автоматической сборки (<text:span text:style-name="T1">make</text:span>). </text:p>
      <text:p text:style-name="Standard"/>
      <text:p text:style-name="Standard">Трансляторы:</text:p>
      <text:p text:style-name="Standard">1. Компилятор</text:p>
      <text:p text:style-name="Standard">2. Интерпретатор</text:p>
      <text:p text:style-name="Standard">3. Промежуточный тип. </text:p>
      <text:p text:style-name="Standard"/>
      <text:p text:style-name="Standard">Компилятор – берет код целиком и переводит его в двоичный код, а потом исполняет. </text:p>
      <text:p text:style-name="Standard">Интерпретатор – переводит код построчно (по одному предложению) и после чтения его выполняет. (<text:span text:style-name="T1">Basic</text:span>, <text:span text:style-name="T1">Java</text:span> <text:span text:style-name="T1">Machine</text:span>)</text:p>
      <text:p text:style-name="Standard">В настоящее время так называемых интерпретируемых языков программирования (скриптовые) <text:span text:style-name="T1">Ruby</text:span>, Java #, <text:span text:style-name="T1">Pyton</text:span> используется промежуточный тип: до интерпретирования идет анализ исходного кода с целью перевода в промежуточную форму, а потом выполнение идет по интерпретатору. </text:p>
      <text:p text:style-name="Standard">Особенности <text:span text:style-name="T1">Java</text:span> и <text:span text:style-name="T1">Dot</text:span>.<text:span text:style-name="T1">net</text:span></text:p>
      <text:p text:style-name="Standard">1.Компилятор транслирует программу из исходного кода в байт код (его аналог), который не зависит от платформы, то есть он одинаковый для <text:span text:style-name="T1">Windows</text:span> и <text:span text:style-name="T1">Linux</text:span>, для <text:span text:style-name="T1">Intel</text:span> и <text:span text:style-name="T1">ARM</text:span>.</text:p>
      <text:p text:style-name="Standard">2. Когда программа запускается на выполнение её выполняет не процессор, а виртуальная машина (<text:span text:style-name="T1">JVM</text:span>). </text:p>
      <text:p text:style-name="Standard">Достоинства и недостатки: </text:p>
      <text:p text:style-name="Standard">Достоинства:</text:p>
      <text:p text:style-name="Standard">1. Независимость от аппаратной платформы ОС.</text:p>
      <text:p text:style-name="Standard">2. Повышение безопасности (виртуальную машину проще изолировать от других процессов). </text:p>
      <text:p text:style-name="Standard">3. <text:s/>Снижение стоимости разработки. </text:p>
      <text:p text:style-name="Standard">Недостатки:</text:p>
      <text:p text:style-name="Standard">1. Снижение скорости работы программ.</text:p>
      <text:p text:style-name="Standard">2. Повышение размера используемой памяти.</text:p>
      <text:p text:style-name="Standard">3. Зависимость от владельца авторских прав. </text:p>
      <text:p text:style-name="Standard"/>
      <text:p text:style-name="Standard">Особенности транслятора <text:span text:style-name="T1">GCC</text:span>. </text:p>
      <text:p text:style-name="Standard">Транслятор языка <text:span text:style-name="T1">C</text:span>, С++, <text:span text:style-name="T1">fortran</text:span>, <text:span text:style-name="T1">assembler</text:span> и некоторых других использующихся в основном в <text:span text:style-name="T1">Unix</text:span> подобных системах. Работа в терминале. </text:p>
      <text:p text:style-name="Standard">Некоторые опции <text:span text:style-name="T1">GCC</text:span>. </text:p>
      <text:p text:style-name="Standard"><text:span text:style-name="T1">Gcc</text:span> –<text:span text:style-name="T1">o</text:span> <text:span text:style-name="T1">test</text:span> <text:span text:style-name="T1">test</text:span>.<text:span text:style-name="T1">cpp</text:span> <text:s text:c="3"/>- (простейшая компиляция)</text:p>
      <text:p text:style-name="Standard"><text:span text:style-name="T2"><text:s/>–</text:span><text:span text:style-name="T1">o</text:span> <text:s/>указывает исполняемый файл (дает ему название).</text:p>
      <text:p text:style-name="Standard">-<text:span text:style-name="T1">x</text:span> – после опции пишется язык, язык с которого идет трансляция (С, С++, <text:span text:style-name="T1">Java</text:span>…)</text:p>
      <text:p text:style-name="Standard">-с – без аргументов, говорит что нужно вместо исполняемого файла получить объектный файл</text:p>
      <text:p text:style-name="Standard">-<text:span text:style-name="T1">S</text:span> – получить программу на ассемблере.</text:p>
      <text:p text:style-name="Standard">-<text:span text:style-name="T1">v</text:span> – вывод дополнительной информации. </text:p>
      <text:p text:style-name="Standard"><text:soft-page-break/>--<text:span text:style-name="T1">help</text:span> – Хмммммм……</text:p>
      <text:p text:style-name="Standard">-- <text:span text:style-name="T1">version</text:span> – выводит версию самого транслятора.</text:p>
      <text:p text:style-name="Standard">Опции связанные с языком С. </text:p>
      <text:p text:style-name="Standard">-<text:span text:style-name="T1">ansi</text:span> – в языке С используется этот стандарт. (С- 98, С++ - 99)</text:p>
      <text:p text:style-name="Standard">- <text:span text:style-name="T1">std</text:span>= - указывается стандарт языка (<text:span text:style-name="T1">C</text:span>11, C++11, C++1y).</text:p>
      <text:p text:style-name="Standard">Кроме того есть много опций, которые указывают версию языка более подробно. </text:p>
      <text:p text:style-name="Standard">Пример: - <text:span text:style-name="T1">fsigned</text:span>- <text:span text:style-name="T1">char</text:span> – (-128…127) настройки <text:span text:style-name="T1">char</text:span>.</text:p>
      <text:p text:style-name="Standard">Опции предназначенные для настраивания диагностических сообщений:</text:p>
      <text:p text:style-name="Standard">- <text:span text:style-name="T1">w</text:span> – обозначает, что не нужно выводить предупредительные сообщения. </text:p>
      <text:p text:style-name="Standard">- <text:span text:style-name="T1">Wpedantic</text:span> – означает, что выдаются предупреждения о не соответствии стандарту языка. </text:p>
      <text:p text:style-name="Standard">- <text:span text:style-name="T1">Wall</text:span> – вывод наиболее часто используемых предупреждений. </text:p>
      <text:p text:style-name="Standard">Две верхние команды использовать ОБЯЗАТЕЛЬНО!</text:p>
      <text:p text:style-name="Standard">- <text:span text:style-name="T1">Wextra</text:span> – дополнительный набор предупреждений. </text:p>
      <text:p text:style-name="Standard">- <text:span text:style-name="T1">Wreturn</text:span>-<text:span text:style-name="T1">type</text:span> – возвращает, что тип не указан </text:p>
      <text:p text:style-name="Standard">Предупреждений быть не должно.</text:p>
      <text:p text:style-name="Standard">Опции связанные с отладкой: </text:p>
      <text:p text:style-name="Standard">- <text:span text:style-name="T1">g</text:span> – записать в результирующий файл информацию об отладке</text:p>
      <text:p text:style-name="Standard">- <text:span text:style-name="T1">ggdb</text:span> - записать в результирующий файл информацию об отладке для программы <text:span text:style-name="T1">gdb</text:span></text:p>
      <text:p text:style-name="Standard">В частности в отладочную информацию входят: переменные, подпрограммы, в каком месте скомпилины конкретные строчки</text:p>
      <text:p text:style-name="Standard">Опции связанные с оптимизацией:</text:p>
      <text:p text:style-name="Standard">- 01</text:p>
      <text:p text:style-name="Standard">- 02</text:p>
      <text:p text:style-name="P4">…</text:p>
      <text:p text:style-name="Standard">- 09</text:p>
      <text:p text:style-name="Standard">Это означает разный уровень оптимизации, однако выше – 03 обычно не используют по причине времени трансляции, некоторые оптимизации приводят к тому, что программы могут работать не корректно. </text:p>
      <text:p text:style-name="Standard">- <text:span text:style-name="T1">o</text:span>0 – работа по умолчанию, без оптимизации. </text:p>
      <text:p text:style-name="Standard">- <text:span text:style-name="T1">os</text:span> – оптимизации по длине. </text:p>
      <text:p text:style-name="Standard">- <text:span text:style-name="T1">ofast</text:span> – оптимизация скорости выполнения. </text:p>
      <text:p text:style-name="Standard">(Одновременно не использовать)</text:p>
      <text:p text:style-name="Standard">-<text:span text:style-name="T1">floop</text:span>-<text:span text:style-name="T1">interchange</text:span> – оптимизация если можно переставить операторы вложенных циклов местами. </text:p>
      <text:p text:style-name="Standard">Опции для линковки: </text:p>
      <text:p text:style-name="Standard">-<text:span text:style-name="T1">l</text:span> &lt;название&gt; - подключить библиотеку.</text:p>
      <text:p text:style-name="Standard">- <text:span text:style-name="T1">s</text:span> – удалить таблицу символов из исполняемого файла. </text:p>
      <text:p text:style-name="Standard">- <text:span text:style-name="T1">static</text:span> – обычно при линковке библиотечные функции вызываются из динамически загружаемых библиотек – <text:span text:style-name="T1">dll</text:span>, но иногда нужно, чтобы библиотеки не использовались, а все функции включаются в исполняемый файл. (Удобно для переноса файла)</text:p>
      <text:p text:style-name="Standard"><text:soft-page-break/>Опции связанные с аппаратными настройками. </text:p>
      <text:p text:style-name="Standard">- <text:span text:style-name="T1">mcpu</text:span>= - указывается под какой конкретно процессор нужно компилить.</text:p>
      <text:p text:style-name="Standard"><text:span text:style-name="T1">- march= - i386, pentium4, core2 – </text:span>архитектура<text:span text:style-name="T1">. </text:span></text:p>
      <text:p text:style-name="Standard">- <text:span text:style-name="T1">mmmx </text:span></text:p>
      <text:p text:style-name="P5">- mnotmmx</text:p>
      <text:p text:style-name="P5"/>
      <text:p text:style-name="Standard">Практическая работа №1.</text:p>
      <text:p text:style-name="Standard">Пишется программа в соответствии с вариантом, программу компилируем с опциями связанными с оптимизациями, с опциями связанными с архитектурой (<text:span text:style-name="T1">i</text:span>386, <text:span text:style-name="T1">native</text:span>), использовать – <text:span text:style-name="T1">s</text:span>, формируем табличку: опция, сколько места занимает, сколько времени выполняется. Содержание отчет: титульник, (ФГБОУ ВО «МГУТУ им. К.Г. Разумовского (Первый казачий университет)» УниКИТ), содержание, формулировка задания, справка описания опции, таблица с результатами, заключение (выводы). </text:p>
      <text:p text:style-name="Standard">Линковка.</text:p>
      <text:p text:style-name="Standard"><text:span text:style-name="T1">Ld</text:span> – название линковщика. </text:p>
      <text:p text:style-name="Standard">- о &lt;список объектных файлов&gt; – тот же смысл, что и <text:span text:style-name="T1">gcc</text:span>.</text:p>
      <text:p text:style-name="Standard">- <text:span text:style-name="T1">lc</text:span> - стандартная библиотека языка С. </text:p>
      <text:p text:style-name="Standard"><text:span text:style-name="T1">Doxygen</text:span>.</text:p>
      <text:p text:style-name="Standard">Предназначен для документации программного интерфейса исходя из комментариев исходного кода. (аналог <text:span text:style-name="T1">robodoc)</text:span></text:p>
      <text:p text:style-name="Standard">Поддерживает языки: С, С++, <text:span text:style-name="T1">Objective</text:span>- <text:span text:style-name="T1">C</text:span>, PHP, <text:span text:style-name="T1">Java</text:span>, <text:span text:style-name="T1">Python</text:span>.</text:p>
      <text:p text:style-name="Standard">Резуьтат<text:span text:style-name="T1">: .HTML, .Latex, .RTF, .docbook., man.</text:span></text:p>
      <text:p text:style-name="Standard"><text:span text:style-name="T1">Docbook</text:span> – основан на <text:span text:style-name="T1">XML</text:span>, для документирования. </text:p>
      <text:p text:style-name="P5">LATEX</text:p>
      <text:p text:style-name="Standard"><text:span text:style-name="T1">TEX</text:span> – издательская система созданная Дональдом Кнутом в конце 70-х годов. ТЕХ 3 – 89 год, используется до сих пор без как таковых изменений (9 ошибок были исправлены).</text:p>
      <text:p text:style-name="Standard"><text:span text:style-name="T1">LATEX</text:span> – пакет предназначенный для более простой работы с ТЕХ, так как ТЕХ- поддерживает только низкоуровневые программы. По сути он язык программирования. </text:p>
      <text:p text:style-name="Standard">--- Примерный код</text:p>
      <text:p text:style-name="Standard">\<text:span text:style-name="T1">begin</text:span> {<text:span text:style-name="T1">document</text:span>}</text:p>
      <text:p text:style-name="Standard"><text:span text:style-name="T2"><text:s text:c="3"/></text:span>\<text:span text:style-name="T1">section</text:span> {<text:span text:style-name="T1">KP</text:span>1}</text:p>
      <text:p text:style-name="P5"><text:span text:style-name="T2"><text:s text:c="8"/></text:span>\textbf {gcc}</text:p>
      <text:p text:style-name="P5">End {document}</text:p>
      <text:p text:style-name="Standard"><text:span text:style-name="T1">Doxygen</text:span> переводит <text:span text:style-name="T1">Latex</text:span> в пдф.</text:p>
      <text:p text:style-name="Standard">Этапы работы:</text:p>
      <text:p text:style-name="Standard">1. <text:span text:style-name="T1">doxygen</text:span> –<text:span text:style-name="T1">g</text:span> &lt;<text:span text:style-name="T1">name</text:span>&gt; - команда создает шаблон конфигурационного файла</text:p>
      <text:p text:style-name="Standard">2. Редактором вносим правки.</text:p>
      <text:p text:style-name="Standard">3. <text:span text:style-name="T1">doxygen</text:span> &lt;название&gt; </text:p>
      <text:p text:style-name="Standard"><text:span text:style-name="T1">4. </text:span>Документация созданна. </text:p>
      <text:p text:style-name="Standard">Создание специальных комментариев для <text:span text:style-name="T1">doxygen</text:span>.</text:p>
      <text:p text:style-name="Standard"><text:soft-page-break/><text:span text:style-name="T1">Class</text:span> <text:span text:style-name="T1">test</text:span></text:p>
      <text:p text:style-name="Standard">{</text:p>
      <text:p text:style-name="Standard"><text:span text:style-name="T1">Int</text:span> <text:span text:style-name="T1">x</text:span>; /**&lt;координата точки&gt; <text:s text:c="20"/>- идет до комментария</text:p>
      <text:p text:style-name="Standard">}</text:p>
      <text:p text:style-name="Standard"><text:span text:style-name="T2"><text:s/></text:span>Коментарии:</text:p>
      <text:p text:style-name="Standard">/*</text:p>
      <text:p text:style-name="Standard">* <text:s/>описание класса.<text:line-break/>*@ <text:span text:style-name="T1">example</text:span> <text:s text:c="2"/><text:span text:style-name="T1">ex</text:span>1.<text:span text:style-name="T1">c</text:span> <text:s text:c="24"/>команды, это означает что пример в этом файле. </text:p>
      <text:p text:style-name="Standard">* <text:s/><text:span text:style-name="T1">@relates <text:s text:c="14"/>- </text:span>связи.</text:p>
      <text:p text:style-name="Standard">* <text:span text:style-name="T1">@ attentions <text:s text:c="12"/>- </text:span>предупреждение.</text:p>
      <text:p text:style-name="Standard"/>
      <text:p text:style-name="Standard">Сборка Make.</text:p>
      <text:p text:style-name="Standard">Создать makefile, как создается:</text:p>
      <text:p text:style-name="Standard">&lt;цель&gt;: &lt;исходный файл&gt;</text:p>
      <text:p text:style-name="Standard">&lt;команда&gt;</text:p>
      <text:p text:style-name="Standard">__________________________________________________</text:p>
      <text:p text:style-name="Standard">test: text.c</text:p>
      <text:p text:style-name="Standard">gcc — o test test.c</text:p>
      <text:p text:style-name="Standard">make test </text:p>
      <text:p text:style-name="Standard">make</text:p>
      <text:p text:style-name="Standard">________________</text:p>
      <text:p text:style-name="Standard">test: test.o test2.o</text:p>
      <text:p text:style-name="Standard">ld -lc test.o test2.o -o test</text:p>
      <text:p text:style-name="Standard">test.o: test.c</text:p>
      <text:p text:style-name="Standard"><text:span text:style-name="T2"><text:s text:c="4"/></text:span>gcc -c test.c</text:p>
      <text:p text:style-name="Standard">test2.o: test.c</text:p>
      <text:p text:style-name="Standard"><text:span text:style-name="T2"><text:s text:c="3"/></text:span>gcc -c test2.c</text:p>
      <text:p text:style-name="P21">make </text:p>
      <text:p text:style-name="Standard">clean: rm --force *.o test</text:p>
      <text:p text:style-name="P21">make clean </text:p>
      <text:p text:style-name="Standard"><text:span text:style-name="T2"><text:s/></text:span>OTIONS= -Wall -Wextre -Wpedantic</text:p>
      <text:p text:style-name="Standard">gcc -c $(OPTIONS) test.c</text:p>
      <text:p text:style-name="Standard"/>
      <text:p text:style-name="Standard"/>
      <text:p text:style-name="Standard">doxygen</text:p>
      <text:p text:style-name="Standard">Средство для подготовки (автоматически) документации: C, C++, C#, Object C, Java, Php, Python, fortran.</text:p>
      <text:p text:style-name="Standard"><text:soft-page-break/>doxygen -g &lt;название конфигурационного файла&gt; </text:p>
      <text:p text:style-name="P18">1) создать конфигурационный файл</text:p>
      <text:p text:style-name="Standard">2) Добавить коменты</text:p>
      <text:p text:style-name="Standard">3) doxygen &lt;...&gt;</text:p>
      <text:p text:style-name="Standard">HTML, RTF, LATEX(), XML, MAN, docbook(для подготовки любых доков).</text:p>
      <text:p text:style-name="Standard">@author автор. </text:p>
      <text:p text:style-name="Standard">@brief краткое описание.</text:p>
      <text:p text:style-name="Standard">@bug описание известных ошибок </text:p>
      <text:p text:style-name="Standard">@copyright</text:p>
      <text:p text:style-name="Standard">@date</text:p>
      <text:p text:style-name="Standard">@deprecated</text:p>
      <text:p text:style-name="Standard">@dateils</text:p>
      <text:p text:style-name="Standard">@wxception &lt;имя исключения&gt; &lt;описание&gt;</text:p>
      <text:p text:style-name="Standard">@invariant</text:p>
      <text:p text:style-name="Standard">@note</text:p>
      <text:p text:style-name="Standard">@param &lt;имя&gt;&lt;описание&gt; (@param x координаты [in/out/in,out])</text:p>
      <text:p text:style-name="Standard">@remark</text:p>
      <text:p text:style-name="Standard">@sa test::f</text:p>
      <text:p text:style-name="Standard">@short </text:p>
      <text:p text:style-name="Standard">@since ......</text:p>
      <text:p text:style-name="P6">@todo</text:p>
      <text:p text:style-name="P6">@version</text:p>
      <text:p text:style-name="P7"><text:span text:style-name="T3">@warning </text:span></text:p>
      <text:p text:style-name="P8">================================================</text:p>
      <text:p text:style-name="P8">@a &lt;слово&gt; //курсив</text:p>
      <text:p text:style-name="P8">@b &lt;слово&gt; //толстый</text:p>
      <text:p text:style-name="P8">@c &lt;слово&gt; //слово печатной машинки</text:p>
      <text:p text:style-name="P8">@code {.c}</text:p>
      <text:p text:style-name="P8"><text:tab/>&lt;code example&gt;</text:p>
      <text:p text:style-name="P8">@endcode</text:p>
      <text:p text:style-name="P8"/>
      <text:p text:style-name="P9">@verbatim</text:p>
      <text:p text:style-name="P9"><text:tab/>//игнор парсерами</text:p>
      <text:p text:style-name="P9">@endverbatim</text:p>
      <text:p text:style-name="P9">&amp;copy; символ копирайта</text:p>
      <text:p text:style-name="P22"><text:span text:style-name="T4">MarkDown</text:span></text:p>
      <text:p text:style-name="P10">Пустая строка означает начало нового абзаца</text:p>
      <text:p text:style-name="P10">/*</text:p>
      <text:p text:style-name="P10"/>
      <text:p text:style-name="P10"/>
      <text:p text:style-name="P10"/>
      <text:p text:style-name="P10">*</text:p>
      <text:p text:style-name="P10">*/</text:p>
      <text:p text:style-name="P12"># text # заголовок первого уровня</text:p>
      <text:p text:style-name="P12">## text ## заголовок второго уровня</text:p>
      <text:p text:style-name="P12">###### text ###### заголовок шестого уровня</text:p>
      <text:p text:style-name="P12">&gt;цитата</text:p>
      <text:p text:style-name="P12">&gt;цитата</text:p>
      <text:p text:style-name="P12">&gt;цитата</text:p>
      <text:p text:style-name="P13">-Вложенный текст</text:p>
      <text:p text:style-name="P13"><text:tab/>+вложенный пункт «четыре пробела» это означает код</text:p>
      <text:p text:style-name="P13"><text:tab/>-вложенный пункт</text:p>
      <text:p text:style-name="P13"/>
      <text:p text:style-name="P13">«четыре пробела» это означает код</text:p>
      <text:p text:style-name="P13">--- отчеркивание</text:p>
      <text:p text:style-name="P13">_текст_</text:p>
      <text:p text:style-name="P13">__ текст __ <text:span text:style-name="T5">выделения</text:span></text:p>
      <text:p text:style-name="P14">'scanf' -фрагмент кода <text:span text:style-name="T6">в обратных апострофах</text:span></text:p>
      <text:p text:style-name="P15">Ссылки: [колледж](<text:a xlink:type="simple" xlink:href="http://mgkit.ru/">http://mgkit.ru/</text:a>)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 table:number-columns-repeated="2"/>
        <table:table-column table:style-name="Таблица1.G" table:number-columns-repeated="21"/>
        <table:table-column table:style-name="Таблица1.b"/>
        <table:table-column table:style-name="Таблица1.G" table:number-columns-repeated="5"/>
        <table:table-column table:style-name="Таблица1.b"/>
        <table:table-column table:style-name="Таблица1.G" table:number-columns-repeated="5"/>
        <table:table-column table:style-name="Таблица1.b"/>
        <table:table-column table:style-name="Таблица1.G"/>
        <table:table-column table:style-name="Таблица1.p"/>
        <table:table-header-rows>
          <table:table-row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Table_20_Contents"/>
            </table:table-cell>
            <table:table-cell table:style-name="Таблица1.p1" office:value-type="string">
              <text:p text:style-name="Table_20_Contents"/>
            </table:table-cell>
          </table:table-row>
        </table:table-header-rows>
      </table:table>
      <text:p text:style-name="P16"/>
      <text:p text:style-name="P16">Текст <text:s text:c="2"/>| <text:s text:c="2"/>Текст</text:p>
      <text:p text:style-name="P16">------------------------</text:p>
      <text:p text:style-name="P16">текст1 <text:s/>| текст2</text:p>
      <text:p text:style-name="P16"/>
      <text:p text:style-name="P16">Это табличка</text:p>
      <text:p text:style-name="P16"/>
      <text:p text:style-name="P17">===================</text:p>
      <text:p text:style-name="P17">~~~~~~~~~{.c}</text:p>
      <text:p text:style-name="P17">code here</text:p>
      <text:p text:style-name="P17">~~~~~~~~~~~~</text:p>
      <text:p text:style-name="P11"><text:soft-page-break/>DOXYGEN-ENCODING <text:span text:style-name="T7">= UTF-8</text:span></text:p>
      <text:p text:style-name="P19">PROJECT_NAME </text:p>
      <text:p text:style-name="P19">PROJECT_BRIEF краткое описание</text:p>
      <text:p text:style-name="P19">PROJECT_LOGO</text:p>
      <text:p text:style-name="P19">OUTPUT_DIRECTORY</text:p>
      <text:p text:style-name="P19">OUTPUT_LANGUAGE = Russia</text:p>
      <text:p text:style-name="P19">EXTRACT_ALL <text:s/>= YES/NO</text:p>
      <text:p text:style-name="P19">EXTRACT_PRIVATE = YES/NO</text:p>
      <text:p text:style-name="P19">INPUT = </text:p>
      <text:p text:style-name="P19">INPUT _ENCODING</text:p>
      <text:p text:style-name="P19">FILE_PATTERNS = *.<text:span text:style-name="T8">cpp</text:span></text:p>
      <text:p text:style-name="P19">GENERATE_HTML = YES/NO</text:p>
      <text:p text:style-name="P19">HTML_OUTPUT = </text:p>
      <text:p text:style-name="P19">HTML_HEADER = файл</text:p>
      <text:p text:style-name="P19">HTML_FOOTER = файл</text:p>
      <text:p text:style-name="P20">GENERATE_LATEX = yes/no</text:p>
      <text:p text:style-name="P20">GENERATE_RTF</text:p>
      <text:p text:style-name="P20">GENERATE_MAN</text:p>
      <text:p text:style-name="P20">GENEERATE_XML</text:p>
      <text:p text:style-name="P20">GENERATE_DOCBO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Lohit Hindi" svg:font-family="'Lohit Hindi', Monospace"/>
    <style:font-face style:name="宋体" svg:font-family="宋体, 'Droid Sans Fallback'"/>
    <style:font-face style:name="Arial" svg:font-family="Arial, 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'Droid Sans Fallback'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, 'DejaVu Sans'" style:font-family-generic="swiss" fo:font-size="14pt" style:font-name-asian="DejaVu Sans" style:font-family-asian="'DejaVu Sans'" style:font-size-asian="14pt" style:font-name-complex="Lohit Hindi" style:font-family-complex="'Lohit Hindi', Monospac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Monospac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Monospac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Monospac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style:contextual-spacing="false" fo:keep-together="always" fo:keep-with-next="always"/>
      <style:text-properties fo:color="#00808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нструментальные средства разработки программного обеспечения. </dc:title>
    <meta:initial-creator>Вячеслав Захаров</meta:initial-creator>
    <meta:creation-date>1970-01-01T10:59:59</meta:creation-date>
    <dc:date>2014-10-04T11:27:29.563221877</dc:date>
    <meta:editing-duration>P23DT8H25M44S</meta:editing-duration>
    <meta:editing-cycles>16</meta:editing-cycles>
    <meta:generator>LibreOffice/4.2.6.3$Linux_x86 LibreOffice_project/420m0$Build-3</meta:generator>
    <meta:document-statistic meta:table-count="1" meta:image-count="0" meta:object-count="0" meta:page-count="8" meta:paragraph-count="241" meta:word-count="1200" meta:character-count="9056" meta:non-whitespace-character-count="7800"/>
    <meta:user-defined meta:name="KSOProductBuildVer">  25-9.1.0.4751</meta:user-defined>
  </office:meta>
</office:document-meta>
</file>